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23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12]-[.F12]" office:value-type="float" office:value="470" calcext:value-type="float">
            <text:p>47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2])" office:value-type="float" office:value="470" calcext:value-type="float">
            <text:p>47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7.872580674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7.8758368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6-27T10:21:28.247515148</dc:date>
    <dc:language>pt-PT</dc:language>
    <meta:editing-cycles>527</meta:editing-cycles>
    <meta:editing-duration>PT13H25M26S</meta:editing-duration>
    <meta:print-date>2020-01-09T15:25:59.983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